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9d8d5" officeooo:paragraph-rsid="0019d8d5"/>
    </style:style>
    <style:style style:name="P2" style:family="paragraph" style:parent-style-name="Standard" style:list-style-name="L1">
      <style:text-properties officeooo:rsid="0019d8d5" officeooo:paragraph-rsid="0019d8d5"/>
    </style:style>
    <style:style style:name="P3" style:family="paragraph" style:parent-style-name="Standard" style:list-style-name="L2">
      <style:text-properties officeooo:rsid="0019d8d5" officeooo:paragraph-rsid="0019d8d5"/>
    </style:style>
    <style:style style:name="P4" style:family="paragraph" style:parent-style-name="Standard">
      <style:text-properties officeooo:rsid="0020ae0e" officeooo:paragraph-rsid="0020ae0e"/>
    </style:style>
    <style:style style:name="P5" style:family="paragraph" style:parent-style-name="Standard">
      <style:text-properties officeooo:rsid="00258115" officeooo:paragraph-rsid="00258115"/>
    </style:style>
    <style:style style:name="P6" style:family="paragraph" style:parent-style-name="Standard">
      <style:text-properties officeooo:rsid="00258115" officeooo:paragraph-rsid="00275dbb"/>
    </style:style>
    <style:style style:name="P7" style:family="paragraph" style:parent-style-name="Standard">
      <style:text-properties officeooo:rsid="00258115" officeooo:paragraph-rsid="003367d2"/>
    </style:style>
    <style:style style:name="P8" style:family="paragraph" style:parent-style-name="Standard">
      <style:text-properties officeooo:rsid="00275dbb" officeooo:paragraph-rsid="00275dbb"/>
    </style:style>
    <style:style style:name="T1" style:family="text">
      <style:text-properties officeooo:rsid="0020ae0e"/>
    </style:style>
    <style:style style:name="T2" style:family="text">
      <style:text-properties officeooo:rsid="00350b56"/>
    </style:style>
    <style:style style:name="T3" style:family="text">
      <style:text-properties officeooo:rsid="0038607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17 Past Paper Question 3 </text:p>
      <text:p text:style-name="P1"><text:s/></text:p>
      <text:p text:style-name="P1">The airplane has two main landing gear. Each main gear has four wheels in tandem pairs. Each wheel is</text:p>
      <text:p text:style-name="P1">fitted with a hydraulically powered disc brake. The left and right brake pedals provide independent control of the hydraulic pressure applied to the left and right sets of brakes. Pushing a brake pedal opens the respective brake valve. The parking brake is set by fully depressing both brake pedals, pulling the parking brake handle up, then releasing the pedals. The parking brake is released by depressing the pedals until the parking brake handle releases. Brake temperature values range from 0 to 9. Temperature values are not instantaneous and tend to build for 10 to 15 minutes after the brakes are applied. A brake temperature monitor system will illuminate the BRAKE TEMP light for temperature values of 5 and above.</text:p>
      <text:p text:style-name="P1"/>
      <text:p text:style-name="P1">System Input: </text:p>
      <text:p text:style-name="P1"/>
      <text:list xml:id="list991229567" text:style-name="L1">
        <text:list-item>
          <text:p text:style-name="P2">Parking Brake Handle Position (Up/Down)</text:p>
        </text:list-item>
        <text:list-item>
          <text:p text:style-name="P2">Left/Right Brake Pedals (Fully Depressed(31)/Not Depressed(0))</text:p>
        </text:list-item>
        <text:list-item>
          <text:p text:style-name="P2">Left/Right Brake Temperature Sensor (continuous value 0 - 9)</text:p>
        </text:list-item>
        <text:list-item>
          <text:p text:style-name="P2">Hydraulic Pump Pressure Sensor (continuous value 0 – 255)</text:p>
        </text:list-item>
      </text:list>
      <text:p text:style-name="P1"/>
      <text:p text:style-name="P1">System Output:</text:p>
      <text:p text:style-name="P1"/>
      <text:list xml:id="list1422470351" text:style-name="L2">
        <text:list-item>
          <text:p text:style-name="P3">Left/Right Hydraulic Valve (continuous value 0 - 31); response time 10 ms</text:p>
        </text:list-item>
        <text:list-item>
          <text:p text:style-name="P3">Handle State (Released/Locked)</text:p>
        </text:list-item>
        <text:list-item>
          <text:p text:style-name="P3">Parking Hydraulic Valve (On/Off); response time 10 ms</text:p>
        </text:list-item>
        <text:list-item>
          <text:p text:style-name="P3">Hydraulic Pump Command (continuous value 0 - 63)</text:p>
        </text:list-item>
        <text:list-item>
          <text:p text:style-name="P3">Brake Temperature Light (On/Off)</text:p>
        </text:list-item>
      </text:list>
      <text:p text:style-name="P1"/>
      <text:p text:style-name="P1">System Tasks </text:p>
      <text:p text:style-name="P1"/>
      <text:p text:style-name="P1">Task 1 – Hydraulic Pump Control</text:p>
      <text:p text:style-name="P1">Feedback control of Hydraulic Pump Pressure; runs at 10ms intervals </text:p>
      <text:p text:style-name="P1"/>
      <text:p text:style-name="P1">J11, e=1ms read Pressure Sensor</text:p>
      <text:p text:style-name="P1">J12, e=2ms after J11, calculate new Pressure Command</text:p>
      <text:p text:style-name="P1">J13, e=1ms after J12, output new Pressure Command</text:p>
      <text:p text:style-name="P1"/>
      <text:p text:style-name="P1">Task 2 – Brake Pedal Update</text:p>
      <text:p text:style-name="P1">Read status of Brake Pedals and controls valves accordingly; Runs at 10ms intervals. Phase Delay 5ms.</text:p>
      <text:p text:style-name="P1"/>
      <text:p text:style-name="P1">J21, e =1ms read left brake pedal and output value to left valve</text:p>
      <text:p text:style-name="P1">J22, e=1ms after J21, read right <text:s/>brake pedal and output value to right valve</text:p>
      <text:p text:style-name="P1"/>
      <text:p text:style-name="P1">Task 3 – Parking Brake </text:p>
      <text:p text:style-name="P1">Engages and disengages Parking Brake; runs at 50ms intervals.</text:p>
      <text:p text:style-name="P1"/>
      <text:p text:style-name="P1">J31, e=2ms read Left Brake Pedal and Right Brake Pedal</text:p>
      <text:p text:style-name="P1"/>
      <text:p text:style-name="P1">J32, e=1ms after J31, if both pedal readings are 31 then Lock Parking Handle</text:p>
      <text:p text:style-name="P1"/>
      <text:p text:style-name="P1"><text:soft-page-break/>J33, e=1ms after J32, if both pedals readings are 0 then Release Parking Handle</text:p>
      <text:p text:style-name="P1"/>
      <text:p text:style-name="P1">J34, e=1ms after J33, if Parking Handle Position is Up and Parking Handle is Locked then turn Parking Valve On</text:p>
      <text:p text:style-name="P1"/>
      <text:p text:style-name="P1">J35, e=1ms after J34, if Parking Handle is Released then turn Parking Valve O<text:span text:style-name="T1">ff</text:span></text:p>
      <text:p text:style-name="P1"/>
      <text:p text:style-name="P1">Task 4 – Brake Temperature Monitor</text:p>
      <text:p text:style-name="P4">Reads the temperature sensors, and controls the BRAKE TEMP Light. Runs at 50ms intervals.</text:p>
      <text:p text:style-name="P4"/>
      <text:p text:style-name="P4">J41, e=3ms read Temperature Sensors; store the maximum value retrieved</text:p>
      <text:p text:style-name="P4">J42, e=1ms after J41, if temperature is &gt; 5 then turn on BRAKE TEMP; else turn off BRAKE TEMP</text:p>
      <text:p text:style-name="P1"/>
      <text:p text:style-name="P1"/>
      <text:p text:style-name="P5">Question A </text:p>
      <text:p text:style-name="P5">Based on the embedded system scenario specified earlier with real time requirements where the jobs and tasks for such system are described. </text:p>
      <text:p text:style-name="P5">Construct a cyclic schedule for the execution of these jobs where the minor cycle is 10ms</text:p>
      <text:p text:style-name="P5"/>
      <text:p text:style-name="P5">Question B</text:p>
      <text:p text:style-name="P6">Based on the embedded system scenario specified earlier with real time requirements where the jobs and tasks for such system are described. </text:p>
      <text:p text:style-name="P8">Construct <text:span text:style-name="T3">and graph</text:span> an appropriate task timelines for the execution of these jobs assuming that they are scheduled using a pre-emptive priority based scheduler, with a 2ms tick, where Task 1 has the highest priority, followed by Task 2, then Task , and then Task 4 has the lowest priority.</text:p>
      <text:p text:style-name="P5"/>
      <text:p text:style-name="P5">Question C</text:p>
      <text:p text:style-name="P6">Based on the embedded system scenario specified earlier with real time requirements where the jobs and tasks for such system are described. </text:p>
      <text:p text:style-name="P6"/>
      <text:p text:style-name="P6">Compare the task performance achieved using the cyclic executive, and the pre-emptive priority based scheduler. Your answer should clearly identify at least two criteria you could use for comparison, and explain which system you would prefer to implement and what adjustments (if any) you would make.</text:p>
      <text:p text:style-name="P5"/>
      <text:p text:style-name="P5">Question D</text:p>
      <text:p text:style-name="P6">Based on the embedded system scenario specified earlier with real time requirements where the jobs and tasks for such system are described. </text:p>
      <text:p text:style-name="P6"/>
      <text:p text:style-name="P6">Contrast the Rate Monotonic and Least Slack Time Scheduling algorithms. Support your answer by determining the relative priorities of the 4 Tasks for each scheduling algorithm.</text:p>
      <text:p text:style-name="P6"/>
      <text:p text:style-name="P5"/>
      <text:p text:style-name="P5">Question E</text:p>
      <text:p text:style-name="P7">Based on the embedded system scenario specified earlier with real time requirements where the jobs and tasks for such system are described. </text:p>
      <text:p text:style-name="P7"/>
      <text:p text:style-name="P7">You have been asked to modify the implementation so that a foreground-background system may be used. To do so, the Brake Pedals will deliver an interrupt-on-change signal when the Brake Position changes, and a timer will be configured to interrupt at 10ms intervals.</text:p>
      <text:p text:style-name="P7"><text:soft-page-break/>In the revised system, Tasks 3 and 4 runs in the background, Task 1 is called in the interrupt handler for the timer, and Task 2 is called in the interrupt handler (foreground) for the interrupt on change. Assess whether the suggested scheme is feasible, and if it <text:span text:style-name="T2">off</text:span>ers any benefits. Your answer should identify all resources and procedures you would require to detect and/or address any subsequent issues.</text:p>
      <text:p text:style-name="P7"/>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19:59:37.148029078</meta:creation-date>
    <dc:date>2022-12-15T21:48:38.554835297</dc:date>
    <meta:editing-duration>PT1H25M42S</meta:editing-duration>
    <meta:editing-cycles>9</meta:editing-cycles>
    <meta:generator>LibreOffice/7.3.7.2$Linux_X86_64 LibreOffice_project/30$Build-2</meta:generator>
    <meta:document-statistic meta:table-count="0" meta:image-count="0" meta:object-count="0" meta:page-count="3" meta:paragraph-count="52" meta:word-count="808" meta:character-count="4904" meta:non-whitespace-character-count="4138"/>
  </office:meta>
</office:document-meta>
</file>